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2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3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14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P17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8" style:family="paragraph" style:parent-style-name="Standard">
      <style:text-properties fo:font-style="normal" officeooo:rsid="00119c3e" officeooo:paragraph-rsid="00119c3e" style:font-style-asian="normal" style:font-style-complex="normal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2" style:font-size-asian="8pt" style:font-name-complex="Arial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8b9ae"/>
    </style:style>
    <style:style style:name="T7" style:family="text">
      <style:text-properties officeooo:rsid="000a52fd"/>
    </style:style>
    <style:style style:name="T8" style:family="text">
      <style:text-properties officeooo:rsid="000b77cf"/>
    </style:style>
    <style:style style:name="T9" style:family="text">
      <style:text-properties officeooo:rsid="000ba8d3"/>
    </style:style>
    <style:style style:name="T10" style:family="text">
      <style:text-properties officeooo:rsid="000c0f39"/>
    </style:style>
    <style:style style:name="T11" style:family="text">
      <style:text-properties fo:language="es" fo:country="AR"/>
    </style:style>
    <style:style style:name="T12" style:family="text">
      <style:text-properties fo:language="en" fo:country="US"/>
    </style:style>
    <style:style style:name="T13" style:family="text">
      <style:text-properties officeooo:rsid="000f67bb"/>
    </style:style>
    <style:style style:name="T14" style:family="text">
      <style:text-properties officeooo:rsid="000ff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15" loext:marker-style-name="T3"><text:span text:style-name="T3"/></text:p>
      <text:p text:style-name="P16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Healing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23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2 to random spell school rating (generated on drop), +1 to random spell type rating (generated on drop), -10% damage for spells of different school or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6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><text:soft-page-break/></text:p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8">2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while on low life, <text:span text:style-name="T7">Resting is </text:span><text:span text:style-name="T8">25</text:span><text:span text:style-name="T7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lightning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9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/>
      <text:p text:style-name="P8"/>
      <text:p text:style-name="P8">Purifying Caress (Bronze wristbands): +<text:span text:style-name="T10">4%</text:span> to <text:span text:style-name="T10">crit chance</text:span>, <text:span text:style-name="T10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9"><text:soft-page-break/><text:span text:style-name="T5"/></text:p>
      <text:p text:style-name="P9"><text:span text:style-name="T5"/></text:p>
      <text:p text:style-name="P11">BLADE WEAPONS</text:p>
      <text:p text:style-name="P11"/>
      <text:p text:style-name="P11">Viperfang (Dagger): Chance to poison 20%, chance to blind 10%, 3% extra accuracy and 5% extra damage per affliction on <text:span text:style-name="T14">enemy</text:span></text:p>
      <text:p text:style-name="P10"/>
      <text:p text:style-name="P10"/>
      <text:p text:style-name="P11">Champion’s Edge (Arming Sword): +3 maximum damage, Crit chance +4%, Accuracy above 100% is converted to crit chance</text:p>
      <text:p text:style-name="P11"/>
      <text:p text:style-name="P11"/>
      <text:p text:style-name="P11">Ancestral Chieftain (Longsword): 12% chance to parry, cannot be clumsy, Your next attack after parrying deals an extra 30% damage</text:p>
      <text:p text:style-name="P11"/>
      <text:p text:style-name="P11"/>
      <text:p text:style-name="P11">Ruthless (Kukri): 20% chance to bleed for 25% of damage, +1 maximum damage, Consecutive hits against the same enemy deal 7% extra damage (up to 35%)</text:p>
      <text:p text:style-name="P10"/>
      <text:p text:style-name="P10"/>
      <text:p text:style-name="P11">Desert Wind (Scimitar): Nature spell rating +1, damage added as fire 15%, Casting a Fire spell adds an extra 30% damage as fire to your next attack</text:p>
      <text:p text:style-name="P10"/>
      <text:p text:style-name="P10"/>
      <text:p text:style-name="P12">Relentless Advance (Falchion): Armor penetration +4, chance to dodge +3%, Your attacks cannot miss and cannot crit </text:p>
      <text:p text:style-name="P10"/>
      <text:p text:style-name="P10"/>
      <text:p text:style-name="P10">TIP WEAPONS<text:line-break/><text:line-break/><text:span text:style-name="T11">Efficient Killer (Stiletto): Armor pen +3, Initiative +8, You deal 50% extra crit damage on the first turn of combat, decaying by 10% per turn</text:span></text:p>
      <text:p text:style-name="P10"><text:span text:style-name="T11"/></text:p>
      <text:p text:style-name="P10"><text:span text:style-name="T11"/></text:p>
      <text:p text:style-name="P13">Duelist Edge (Rapier) 9% chance to parry, +10 initiative on parry, Your next attack after parrying <text:span text:style-name="T13">or blocking</text:span> has +10% crit chance</text:p>
      <text:p text:style-name="P10"/>
      <text:p text:style-name="P14">Adamantine Point (Estoc) +3 Strenght, Maximum damage +3, Crits roll damage twice and use the best result</text:p>
      <text:p text:style-name="P10"/>
      <text:p text:style-name="P10"/>
      <text:p text:style-name="P13">Crescent Moon (Sickle): 15% damage added as magic, +2 Lore, Your next spell after a critical hit deals 25% extra damage</text:p>
      <text:p text:style-name="P13"/>
      <text:p text:style-name="P13"/>
      <text:p text:style-name="P13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1">(</text:span><text:span text:style-name="T12">Scythe</text:span><text:span text:style-name="T11">): Chance to </text:span><text:span text:style-name="T12">neutralize</text:span><text:span text:style-name="T11"> 15%, chance to </text:span><text:span text:style-name="T12">restrain</text:span><text:span text:style-name="T11"> 10%, Crits deal 10% extra damage per affliction on the target</text:span></text:p>
      <text:p text:style-name="P10"><text:span text:style-name="T11"/></text:p>
      <text:p text:style-name="P18"><text:soft-page-break/><text:span text:style-name="T11">DEFENSE WEAPONS</text:span></text:p>
      <text:p text:style-name="P18"><text:span text:style-name="T11"/></text:p>
      <text:p text:style-name="P18"><text:span text:style-name="T11"/></text:p>
      <text:p text:style-name="P18"><text:span text:style-name="T11">Master of Defense (Lathi): Max Endurance +15, Dodge +3%, Your crit chance is converted to parry and block chance</text:span></text:p>
      <text:p text:style-name="P18"><text:span text:style-name="T11"/></text:p>
      <text:p text:style-name="P18"><text:span text:style-name="T11"/></text:p>
      <text:p text:style-name="P18"><text:span text:style-name="T11">Shimmerstaff (Quarterstaff): +1 Arcane Spell rating, Lore +2, You have +1 armor per every 4 spell rating</text:span></text:p>
      <text:p text:style-name="P18"><text:span text:style-name="T11"/></text:p>
      <text:p text:style-name="P18"><text:span text:style-name="T11"/></text:p>
      <text:p text:style-name="P18"><text:span text:style-name="T11">Spikeshaft (Bo): +3 Maximum damage, +4 thorns, Your gain parry chance equal to your thorns. Your thorns only deal damage when you parry</text:span></text:p>
      <text:p text:style-name="P18"><text:span text:style-name="T11"/></text:p>
      <text:p text:style-name="P18"><text:span text:style-name="T11"/></text:p>
      <text:p text:style-name="P18"><text:span text:style-name="T11">Nightstick (Tonfa): Chance to blind 15%, accuracy +5%, 10% chance to retaliate with a basic attack when struck</text:span></text:p>
      <text:p text:style-name="P18"><text:span text:style-name="T11"/></text:p>
      <text:p text:style-name="P18"><text:span text:style-name="T11"/></text:p>
      <text:p text:style-name="P18"><text:span text:style-name="T11">Steel Mass (Steel-tipped staff): Armor +3, Initiative on parry +15, Whenever you are directly hit, you gain +5% parry chance (up to 25%)</text:span></text:p>
      <text:p text:style-name="P18"><text:span text:style-name="T11"/></text:p>
      <text:p text:style-name="P18"><text:span text:style-name="T11"/></text:p>
      <text:p text:style-name="P18"><text:span text:style-name="T11">Eventide (Warstaff): 35% damage added as cold, 25% cold resistance, Restrain enemy when you parr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4-25T22:50:40.703000000</dc:date>
    <meta:editing-duration>PT17M54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50" meta:word-count="988" meta:character-count="6044" meta:non-whitespace-character-count="5102"/>
  </office:meta>
</office:document-meta>
</file>